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6cm"/>
    </style:style>
    <style:style style:name="gr2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6.75cm" fo:min-width="1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5.017cm"/>
    </style:style>
    <style:style style:name="gr4" style:family="graphic" style:parent-style-name="objectwithoutfill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3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3.0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3.517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017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Courier 10 Pitch1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Courier 10 Pitch1"/>
    </style:style>
    <style:style style:name="T2" style:family="text">
      <style:text-properties style:font-name="Courier 10 Pitch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6.5cm" svg:height="1cm" svg:x="2cm" svg:y="1cm">
            <text:p text:style-name="P1"><text:span text:style-name="T1">Declare M, TOT, MT como variáveis rea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2cm">
            <text:p text:style-name="P1"><text:span text:style-name="T1">Declare I, NA como variáveis intei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4cm">
            <text:p text:style-name="P1"><text:span text:style-name="T1">Faça TOT receb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5cm">
            <text:p text:style-name="P1"><text:span text:style-name="T1">Faça V receb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6.5cm" svg:height="7cm" svg:x="2cm" svg:y="6cm">
            <text:p text:style-name="P1"><text:span text:style-name="T2"/></text:p>
            <text:p text:style-name="P1"><text:span text:style-name="T1">V &lt;= 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5.517cm" svg:height="1.5cm" svg:x="2.983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2.983cm" svg:y1="8.5cm" svg:x2="4.483cm" svg:y2="10cm">
            <text:p/>
          </draw:line>
          <draw:line draw:style-name="gr4" draw:text-style-name="P3" draw:layer="layout" svg:x1="18.483cm" svg:y1="8.5cm" svg:x2="4.483cm" svg:y2="10cm">
            <text:p/>
          </draw:line>
          <draw:frame draw:style-name="gr5" draw:text-style-name="P4" draw:layer="layout" svg:width="0.883cm" svg:height="0.988cm" svg:x="3cm" svg:y="9.212cm">
            <draw:text-box>
              <text:p text:style-name="P1"><text:span text:style-name="T1">F</text:span></text:p>
            </draw:text-box>
          </draw:frame>
          <draw:frame draw:style-name="gr5" draw:text-style-name="P4" draw:layer="layout" svg:width="0.883cm" svg:height="0.988cm" svg:x="17.583cm" svg:y="9.2cm">
            <draw:text-box>
              <text:p text:style-name="P1"><text:span text:style-name="T1">V</text:span></text:p>
            </draw:text-box>
          </draw:frame>
          <draw:frame draw:style-name="gr6" draw:text-style-name="P4" draw:layer="layout" svg:width="3.55cm" svg:height="0.988cm" svg:x="3.933cm" svg:y="8.612cm">
            <draw:text-box>
              <text:p text:style-name="P1"><text:span text:style-name="T1">M &gt;= 7.0</text:span></text:p>
            </draw:text-box>
          </draw:frame>
          <draw:custom-shape draw:style-name="gr7" draw:text-style-name="P2" draw:layer="layout" svg:width="14.017cm" svg:height="1cm" svg:x="4.483cm" svg:y="10cm">
            <text:p text:style-name="P1"><text:span text:style-name="T1">Faça NA receber NA +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5cm" svg:height="1cm" svg:x="2.983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5.517cm" svg:height="1cm" svg:x="2.983cm" svg:y="11cm">
            <text:p text:style-name="P1"><text:span text:style-name="T1">Faça TOT receber TOT + 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5.517cm" svg:height="1cm" svg:x="2.983cm" svg:y="12cm">
            <text:p text:style-name="P1"><text:span text:style-name="T1">Faça V receber V +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13cm">
            <text:p text:style-name="P1"><text:span text:style-name="T1">Faça MT receber TOT / 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14cm">
            <text:p text:style-name="P1"><text:span text:style-name="T1">Escreva "Média da turma = " e M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15cm">
            <text:p text:style-name="P1"><text:span text:style-name="T1">Escreva "Número de aprovados = " e 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5.517cm" svg:height="1cm" svg:x="2.983cm" svg:y="7.5cm">
            <text:p text:style-name="P1"><text:span text:style-name="T1">Leia 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5cm" svg:height="1cm" svg:x="2cm" svg:y="3cm">
            <text:p text:style-name="P1"><text:span text:style-name="T1">Faça NA receb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00:19:27.865118829</meta:creation-date>
    <dc:date>2016-03-09T16:14:36.735185566</dc:date>
    <meta:editing-duration>PT29M30S</meta:editing-duration>
    <meta:editing-cycles>5</meta:editing-cycles>
    <meta:generator>LibreOffice/4.4.6.3$Linux_X86_64 LibreOffice_project/40m0$Build-3</meta:generator>
    <meta:document-statistic meta:object-count="21"/>
  </office:meta>
</office:document-meta>
</file>